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75cm" fo:min-width="0.5cm"/>
      <style:paragraph-properties style:writing-mode="lr-tb"/>
    </style:style>
    <style:style style:name="gr2" style:family="graphic" style:parent-style-name="standard">
      <style:graphic-properties draw:stroke="none" svg:stroke-width="0cm" draw:fill-color="#ff0000" draw:textarea-horizontal-align="justify" draw:textarea-vertical-align="middle" draw:auto-grow-height="false" fo:min-height="7.75cm" fo:min-width="0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0.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T1" style:family="text">
      <style:text-properties fo:font-size="4.90000009536743pt" style:font-size-asian="4.90000009536743pt" style:font-size-complex="4.9000000953674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21cm" svg:x="0cm" svg:y="0cm">
          <text:p text:style-name="P1">AX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8cm" svg:x="2.65cm" svg:y="6cm">
          <text:p text:style-name="P1"><text:span text:style-name="T1">axi_ImageI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8cm" svg:x="6.65cm" svg:y="6cm">
          <text:p text:style-name="P1"><text:span text:style-name="T2">imageInFIF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5cm" svg:height="1cm" svg:x="2.25cm" svg:y="2.5cm">
          <text:p text:style-name="P1"><text:span text:style-name="T3">currentCoor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3T19:46:43.204195516</meta:creation-date>
    <dc:date>2024-01-13T20:03:10.510594832</dc:date>
    <meta:editing-duration>PT6M7S</meta:editing-duration>
    <meta:editing-cycles>1</meta:editing-cycles>
    <meta:document-statistic meta:object-count="4"/>
    <meta:generator>LibreOffice/7.3.7.2$Linux_X86_64 LibreOffice_project/30$Build-2</meta:generator>
  </office:meta>
</office:document-meta>
</file>